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Fine_20_Dashed"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132cm" fo:min-width="0cm" fo:padding-top="0.134cm" fo:padding-bottom="0.134cm" fo:padding-left="0.259cm" fo:padding-right="0.259cm"/>
    </style:style>
    <style:style style:name="gr4" style:family="graphic" style:parent-style-name="standard">
      <style:graphic-properties draw:stroke="solid" draw:stroke-dash="Fine_20_Dashed" svg:stroke-width="0.018cm" svg:stroke-color="#eeeeee" draw:marker-start-width="0.227cm" draw:marker-end-width="0.227cm" draw:fill="none" draw:textarea-horizontal-align="justify" draw:textarea-vertical-align="middle" draw:auto-grow-height="false" fo:min-height="0.532cm" fo:min-width="0.28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132cm" fo:min-width="7.482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532cm" fo:min-width="7.482cm" fo:padding-top="0.134cm" fo:padding-bottom="0.134cm" fo:padding-left="0.259cm" fo:padding-right="0.259cm"/>
    </style:style>
    <style:style style:name="gr7" style:family="graphic" style:parent-style-name="standard">
      <style:graphic-properties draw:stroke="solid" draw:stroke-dash="Fine_20_Dashed" svg:stroke-width="0.018cm" svg:stroke-color="#eeeeee" draw:marker-start-width="0.227cm" draw:marker-end-width="0.227cm" draw:fill="none" draw:textarea-horizontal-align="justify" draw:textarea-vertical-align="middle" draw:auto-grow-height="false" fo:min-height="0.532cm" fo:min-width="0.279cm" fo:padding-top="0.134cm" fo:padding-bottom="0.134cm" fo:padding-left="0.259cm" fo:padding-right="0.259cm"/>
    </style:style>
    <style:style style:name="gr8" style:family="graphic" style:parent-style-name="standard">
      <style:graphic-properties draw:stroke="solid" draw:stroke-dash="Fine_20_Dashed" svg:stroke-width="0.018cm" svg:stroke-color="#eeeeee" draw:marker-start-width="0.227cm" draw:marker-end-width="0.227cm" draw:fill="none" draw:textarea-horizontal-align="justify" draw:textarea-vertical-align="middle" draw:auto-grow-height="false" fo:min-height="0.532cm" fo:min-width="0.278cm" fo:padding-top="0.134cm" fo:padding-bottom="0.134cm" fo:padding-left="0.259cm" fo:padding-right="0.259cm"/>
    </style:style>
    <style:style style:name="gr9" style:family="graphic" style:parent-style-name="standard">
      <style:graphic-properties draw:stroke="solid" draw:stroke-dash="Fine_20_Dashed" svg:stroke-width="0.018cm" svg:stroke-color="#eeeeee" draw:marker-start-width="0.227cm" draw:marker-end-width="0.227cm" draw:fill="none" draw:textarea-horizontal-align="justify" draw:textarea-vertical-align="middle" draw:auto-grow-height="false" fo:min-height="0.532cm" fo:min-width="0.277cm" fo:padding-top="0.134cm" fo:padding-bottom="0.134cm" fo:padding-left="0.259cm" fo:padding-right="0.259cm"/>
    </style:style>
    <style:style style:name="gr10" style:family="graphic" style:parent-style-name="standard">
      <style:graphic-properties draw:stroke="dash" draw:stroke-dash="Fine_20_Dashed"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426cm" fo:min-width="0.176cm" fo:padding-top="0.134cm" fo:padding-bottom="0.134cm" fo:padding-left="0.259cm" fo:padding-right="0.259cm"/>
    </style:style>
    <style:style style:name="gr11" style:family="graphic" style:parent-style-name="standard">
      <style:graphic-properties draw:stroke="dash" draw:stroke-dash="Fine_20_Dashed"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438cm" fo:min-width="0.188cm" fo:padding-top="0.134cm" fo:padding-bottom="0.134cm" fo:padding-left="0.259cm" fo:padding-right="0.259cm"/>
    </style:style>
    <style:style style:name="gr12" style:family="graphic" style:parent-style-name="standard">
      <style:graphic-properties draw:stroke="solid" draw:stroke-dash="Fine_20_Dashed" svg:stroke-width="0.018cm" svg:stroke-color="#eeeeee" draw:marker-start-width="0.227cm" draw:marker-end-width="0.227cm" draw:fill="none" draw:textarea-horizontal-align="justify" draw:textarea-vertical-align="middle" draw:auto-grow-height="false" fo:min-height="1.132cm" fo:min-width="0.88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442cm" fo:min-width="17.679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132cm" fo:min-width="17.88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eeeeee" draw:marker-start-width="0.227cm" draw:marker-end-width="0.227cm" draw:fill-color="#000000" draw:opacity="0%" draw:textarea-horizontal-align="justify" draw:textarea-vertical-align="middle" draw:auto-grow-height="false" fo:min-height="0.532cm" fo:min-width="17.88cm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eeeeee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878cm" fo:padding-top="0.134cm" fo:padding-bottom="0.134cm" fo:padding-left="0.259cm" fo:padding-right="0.259cm" draw:shadow-opacity="50%"/>
    </style:style>
    <style:style style:name="gr17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18" style:family="graphic" style:parent-style-name="standard">
      <style:graphic-properties draw:stroke="solid" draw:stroke-dash="Fine_20_Dashed" svg:stroke-width="0.018cm" svg:stroke-color="#eeeeee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0%"/>
      <style:paragraph-properties fo:text-align="center"/>
    </style:style>
    <style:style style:name="P3" style:family="paragraph">
      <loext:graphic-properties draw:fill="none" draw:fill-color="#000000" draw:opacity="100%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layout" svg:width="0.399cm" svg:height="0.4cm" draw:transform="rotate (-1.5707963267949) translate (17.202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2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2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2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3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3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4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4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5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6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6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6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7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8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8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9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10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10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10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11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12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12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13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13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14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13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1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14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1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15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15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16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16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1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17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2cm 17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1cm 18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1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3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2cm 18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2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17.204cm 19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16.803cm 19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16.403cm" svg:y="19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5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4cm 12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4cm 12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3cm 13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3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5cm 13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4cm 13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4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4cm 14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3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3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5cm 15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4cm 15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4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4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3cm 16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3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5cm 16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4cm 17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4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4cm 1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3cm 17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3cm" svg:y="1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5cm 1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4cm 18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4cm" svg:y="1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2.206cm 1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1.805cm 19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1.405cm" svg:y="1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0.4cm" draw:transform="rotate (-1.5707963267949) translate (22.603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cm" svg:height="0.8cm" draw:transform="rotate (-1.5707963267949) translate (22.203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5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4cm 12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4cm 12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3cm 13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3cm" svg:y="1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5cm 13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4cm 13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4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4cm 14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3cm 14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3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5cm 15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4cm 15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4cm" svg:y="15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4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3cm 16.3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3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5cm 16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4cm 17.1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8cm" svg:height="0.8cm" svg:x="22.804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4cm 17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3cm 17.9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797cm" svg:height="0.8cm" svg:x="22.803cm" svg:y="1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5cm 18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4cm 18.7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796cm" svg:height="0.8cm" svg:x="22.804cm" svg:y="18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99cm" svg:height="0.4cm" draw:transform="rotate (-1.5707963267949) translate (23.606cm 19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4cm" svg:height="0.4cm" draw:transform="rotate (-1.5707963267949) translate (23.205cm 19.59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795cm" svg:height="0.8cm" svg:x="22.805cm" svg:y="1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0.4cm" draw:transform="rotate (-1.5707963267949) translate (24.003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cm" svg:height="0.8cm" draw:transform="rotate (-1.5707963267949) translate (23.603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2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8.197cm" svg:height="0.71cm" draw:transform="rotate (-1.5707963267949) translate (28.812cm 1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8.398cm" svg:height="0.4cm" draw:transform="rotate (-1.5707963267949) translate (17.6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18.398cm" svg:height="0.8cm" draw:transform="rotate (-1.5707963267949) translate (17.201cm 1.8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2.396cm" svg:height="0.6cm" svg:x="16.4cm" svg:y="0.793cm">
          <text:p/>
          <draw:enhanced-geometry svg:viewBox="0 0 21600 21600" draw:type="rectangle" draw:enhanced-path="M 0 0 L 21600 0 21600 21600 0 21600 0 0 Z N"/>
        </draw:custom-shape>
        <draw:line draw:style-name="gr17" draw:text-style-name="P4" draw:layer="layout" svg:x1="14.846cm" svg:y1="-0.007cm" svg:x2="14.846cm" svg:y2="1.493cm">
          <text:p/>
        </draw:line>
        <draw:custom-shape draw:style-name="gr18" draw:text-style-name="P6" draw:layer="layout" svg:width="0.404cm" svg:height="0.6cm" svg:x="17.2cm" svg:y="0.8cm">
          <text:p text:style-name="P5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04cm" svg:height="0.6cm" svg:x="18.6cm" svg:y="0.8cm">
          <text:p text:style-name="P5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404cm" svg:height="0.6cm" svg:x="20cm" svg:y="0.8cm">
          <text:p text:style-name="P5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3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3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5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6.6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8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8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8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0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1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2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3.6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4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5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6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7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8.104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7.41cm 19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6.704cm" svg:y="18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2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8.197cm" svg:height="0.71cm" draw:transform="rotate (-1.5707963267949) translate (26.413cm 1.8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3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3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3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4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5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6.6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7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8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7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8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8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0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0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1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2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1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3.6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4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5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5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6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5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7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7.8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7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94cm" svg:height="0.694cm" draw:transform="rotate (-1.5707963267949) translate (25.705cm 18.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0.706cm" svg:height="0.706cm" draw:transform="rotate (-1.5707963267949) translate (25.011cm 19.2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4cm" svg:height="1.4cm" svg:x="24.305cm" svg:y="18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8-10-28T19:38:39.149000000</meta:print-date>
    <dc:date>2018-10-28T19:42:16.310000000</dc:date>
    <meta:editing-duration>PT3H9M47S</meta:editing-duration>
    <meta:editing-cycles>16</meta:editing-cycles>
    <meta:generator>LibreOffice/6.0.6.2$Windows_X86_64 LibreOffice_project/0c292870b25a325b5ed35f6b45599d2ea4458e77</meta:generator>
    <meta:document-statistic meta:object-count="223"/>
  </office:meta>
</office:document-meta>
</file>